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c7d5" officeooo:paragraph-rsid="001ec7d5"/>
    </style:style>
    <style:style style:name="P2" style:family="paragraph" style:parent-style-name="Standard">
      <style:text-properties officeooo:rsid="001ec7d5" officeooo:paragraph-rsid="001ec7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 to 1 = idle = gray</text:p>
      <text:p text:style-name="P1">2 to 3 = move right = red</text:p>
      <text:p text:style-name="P1">4 to 5 = move left = blue</text:p>
      <text:p text:style-name="P1">6 to 7 = jump = green</text:p>
      <text:p text:style-name="P1">8 to 9 = dodge = pink</text:p>
      <text:p text:style-name="P1">10 to 11 = low atk 1 hammer = orange</text:p>
      <text:p text:style-name="P1">12 to 13 = low atk 2 hammer = darker orange</text:p>
      <text:p text:style-name="P1">14 to 15 = low atk 3 hammer = even darker orange</text:p>
      <text:p text:style-name="P1">16 to 17 = low atk 1 spear = purple</text:p>
      <text:p text:style-name="P1">18 to 19 = low atk 2 spear = darker purple</text:p>
      <text:p text:style-name="P1">20 to 21 = low atk 3 spear = even darker purple</text:p>
      <text:p text:style-name="P1">22 to 23 = heavy atk hammer = dark red</text:p>
      <text:p text:style-name="P1">24 to 25 = heavy atk spear = dark blue</text:p>
      <text:p text:style-name="P1">26 to 27 = interract = dark green</text:p>
      <text:p text:style-name="P1">28 to 29 = heal = dark pink</text:p>
      <text:p text:style-name="P1">30 to 31 = save = black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0T11:02:02.001000000</meta:creation-date>
    <meta:generator>LibreOffice/7.4.0.3$Windows_X86_64 LibreOffice_project/f85e47c08ddd19c015c0114a68350214f7066f5a</meta:generator>
    <dc:date>2023-05-17T18:16:44.631000000</dc:date>
    <meta:editing-duration>PT5H9M57S</meta:editing-duration>
    <meta:editing-cycles>2</meta:editing-cycles>
    <meta:document-statistic meta:table-count="0" meta:image-count="0" meta:object-count="0" meta:page-count="1" meta:paragraph-count="16" meta:word-count="146" meta:character-count="522" meta:non-whitespace-character-count="392"/>
  </office:meta>
</office:document-meta>
</file>